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rsid="00174bf0" officeooo:paragraph-rsid="00174bf0" style:font-size-asian="12.25pt" style:font-size-complex="14pt"/>
    </style:style>
    <style:style style:name="P2" style:family="paragraph" style:parent-style-name="Footer">
      <style:paragraph-properties fo:text-align="center" style:justify-single-word="false"/>
      <style:text-properties fo:font-size="14pt" officeooo:rsid="001a5a1a" officeooo:paragraph-rsid="001a5a1a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officeooo:rsid="00174bf0" officeooo:paragraph-rsid="00174bf0"/>
    </style:style>
    <style:style style:name="P4" style:family="paragraph" style:parent-style-name="Standard">
      <style:paragraph-properties fo:text-align="start" style:justify-single-word="false"/>
      <style:text-properties officeooo:rsid="00174bf0" officeooo:paragraph-rsid="00174bf0"/>
    </style:style>
    <style:style style:name="P5" style:family="paragraph" style:parent-style-name="Standard">
      <style:paragraph-properties fo:text-align="start" style:justify-single-word="false"/>
      <style:text-properties officeooo:rsid="00174bf0" officeooo:paragraph-rsid="00240303"/>
    </style:style>
    <style:style style:name="P6" style:family="paragraph" style:parent-style-name="Standard">
      <style:paragraph-properties fo:text-align="start" style:justify-single-word="false"/>
      <style:text-properties officeooo:rsid="0019918c" officeooo:paragraph-rsid="0019918c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40303" officeooo:paragraph-rsid="00174bf0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74bf0" officeooo:paragraph-rsid="00174bf0"/>
    </style:style>
    <style:style style:name="P9" style:family="paragraph" style:parent-style-name="Standard">
      <style:paragraph-properties fo:text-align="start" style:justify-single-word="false"/>
      <style:text-properties officeooo:rsid="00174bf0" officeooo:paragraph-rsid="0029d1f2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181add" officeooo:paragraph-rsid="00181add"/>
    </style:style>
    <style:style style:name="P11" style:family="paragraph" style:parent-style-name="Standard">
      <style:paragraph-properties fo:text-align="start" style:justify-single-word="false"/>
      <style:text-properties officeooo:rsid="00181add" officeooo:paragraph-rsid="00181add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26ded6" officeooo:paragraph-rsid="0026ded6"/>
    </style:style>
    <style:style style:name="P13" style:family="paragraph" style:parent-style-name="Standard" style:list-style-name="L3">
      <style:paragraph-properties fo:text-align="start" style:justify-single-word="false"/>
      <style:text-properties fo:font-weight="normal" officeooo:rsid="0029d1f2" officeooo:paragraph-rsid="0029d1f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89b" style:font-weight-asian="bold" style:font-weight-complex="bold"/>
    </style:style>
    <style:style style:name="T3" style:family="text">
      <style:text-properties fo:font-weight="bold" officeooo:rsid="00240303" style:font-weight-asian="bold" style:font-weight-complex="bold"/>
    </style:style>
    <style:style style:name="T4" style:family="text">
      <style:text-properties fo:font-weight="bold" officeooo:rsid="0026933c" style:font-weight-asian="bold" style:font-weight-complex="bold"/>
    </style:style>
    <style:style style:name="T5" style:family="text">
      <style:text-properties fo:font-weight="bold" officeooo:rsid="0029d1f2" style:font-weight-asian="bold" style:font-weight-complex="bold"/>
    </style:style>
    <style:style style:name="T6" style:family="text">
      <style:text-properties officeooo:rsid="00181add"/>
    </style:style>
    <style:style style:name="T7" style:family="text">
      <style:text-properties officeooo:rsid="0019918c"/>
    </style:style>
    <style:style style:name="T8" style:family="text">
      <style:text-properties officeooo:rsid="001a5a1a"/>
    </style:style>
    <style:style style:name="T9" style:family="text">
      <style:text-properties officeooo:rsid="001dc618"/>
    </style:style>
    <style:style style:name="T10" style:family="text">
      <style:text-properties officeooo:rsid="0020f6d7"/>
    </style:style>
    <style:style style:name="T11" style:family="text">
      <style:text-properties officeooo:rsid="002191ea"/>
    </style:style>
    <style:style style:name="T12" style:family="text">
      <style:text-properties officeooo:rsid="0026ded6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dvanced Python Scripting </text:p>
      <text:p text:style-name="P3">Day 1</text:p>
      <text:p text:style-name="P3"/>
      <text:p text:style-name="P5"><text:s text:c="4"/><text:tab/><text:tab/><text:span text:style-name="T3">OBJECTIVE</text:span><text:span text:style-name="T4">S</text:span><text:span text:style-name="T3">:</text:span></text:p>
      <text:list xml:id="list8252315893347198398" text:style-name="L1">
        <text:list-item>
          <text:p text:style-name="P7">Learn how to use code repositories</text:p>
        </text:list-item>
        <text:list-item>
          <text:p text:style-name="P7">Setup Python scripting environment &amp; IDE</text:p>
        </text:list-item>
        <text:list-item>
          <text:p text:style-name="P7">Learn how to find &amp; install packages and modules</text:p>
        </text:list-item>
        <text:list-item>
          <text:p text:style-name="P7">Discuss style &amp; formatting rules along with suggested guidelines <text:s/></text:p>
        </text:list-item>
        <text:list-item>
          <text:p text:style-name="P7">Review Python commands and data structures</text:p>
        </text:list-item>
        <text:list-item>
          <text:p text:style-name="P7">Learn networking while building a port scanner</text:p>
        </text:list-item>
      </text:list>
      <text:p text:style-name="P4"/>
      <text:p text:style-name="P4"><text:tab/><text:tab/><text:span text:style-name="T2">EXERCISES</text:span><text:span text:style-name="T1">:</text:span></text:p>
      <text:list xml:id="list2832519678746084254" text:style-name="L2">
        <text:list-item>
          <text:p text:style-name="P8">Ex1_1: Fork and clone a <text:span text:style-name="T6">local and remote (GitHub) repository <text:s/>(3 flags)</text:span></text:p>
        </text:list-item>
        <text:list-item>
          <text:p text:style-name="P10">Ex1_2: Set up a Python virtual environment <text:span text:style-name="T8">with</text:span> virtualenv <text:s/><text:span text:style-name="T9">(initial assessment quiz) <text:s/></text:span></text:p>
        </text:list-item>
        <text:list-item>
          <text:p text:style-name="P10">Ex1_3: Manually install package<text:span text:style-name="T8">s</text:span> using setup.py <text:s/><text:span text:style-name="T9">(required for Ex1_9)</text:span></text:p>
        </text:list-item>
        <text:list-item>
          <text:p text:style-name="P12">Ex1_4: <text:span text:style-name="T6">Create another complete virtualenv equipped with a variety of scientific / data processing modules. <text:s/>You will maintain and use this virtualenv throughout the course. (1 flag)</text:span></text:p>
        </text:list-item>
        <text:list-item>
          <text:p text:style-name="P10">Ex1_<text:span text:style-name="T12">5 part 1</text:span>: Using the package manager (pip), install packages required to complete a short exercise where you work with an external data file from the class repository. <text:span text:style-name="T9">(3 flags)</text:span></text:p>
        </text:list-item>
        <text:list-item>
          <text:p text:style-name="P10">Ex1_5 <text:span text:style-name="T12">part 2</text:span>: <text:s/><text:span text:style-name="T12">Another exercise working with external data files</text:span> </text:p>
        </text:list-item>
      </text:list>
      <text:p text:style-name="P11"/>
      <text:p text:style-name="P9"><text:tab/><text:tab/><text:span text:style-name="T5">TOMORROW</text:span><text:span text:style-name="T1">:</text:span></text:p>
      <text:list xml:id="list1331804743722036744" text:style-name="L3">
        <text:list-item>
          <text:p text:style-name="P13">more variables, lists, strings, dictionaries, </text:p>
        </text:list-item>
        <text:list-item>
          <text:p text:style-name="P13">networking</text:p>
        </text:list-item>
        <text:list-item>
          <text:p text:style-name="P13">logic</text:p>
        </text:list-item>
        <text:list-item>
          <text:p text:style-name="P13">functions</text:p>
        </text:list-item>
        <text:list-item>
          <text:p text:style-name="P13">error handling</text:p>
        </text:list-item>
        <text:list-item>
          <text:p text:style-name="P13">iteration</text:p>
        </text:list-item>
        <text:list-item>
          <text:p text:style-name="P13">option parsing</text:p>
        </text:list-item>
        <text:list-item>
          <text:p text:style-name="P13">threading and locks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174bf0" officeooo:paragraph-rsid="00174bf0" style:font-size-asian="12.25pt" style:font-size-complex="14pt"/>
    </style:style>
    <style:style style:name="MP2" style:family="paragraph" style:parent-style-name="Footer">
      <style:paragraph-properties fo:text-align="center" style:justify-single-word="false"/>
      <style:text-properties fo:font-size="14pt" officeooo:rsid="001a5a1a" officeooo:paragraph-rsid="001a5a1a" style:font-size-asian="12.25pt" style:font-size-complex="1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UNCLASSIFIED</text:p>
      </style:header>
      <style:footer>
        <text:p text:style-name="MP2">UNCLASSIFIED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7:34:19.495733544</meta:creation-date>
    <dc:date>2016-10-11T01:34:19.847911719</dc:date>
    <meta:editing-duration>PT2H4M5S</meta:editing-duration>
    <meta:editing-cycles>11</meta:editing-cycles>
    <meta:generator>LibreOffice/5.1.5.2$Linux_X86_64 LibreOffice_project/10$Build-2</meta:generator>
    <meta:document-statistic meta:table-count="0" meta:image-count="0" meta:object-count="0" meta:page-count="1" meta:paragraph-count="27" meta:word-count="189" meta:character-count="1170" meta:non-whitespace-character-count="1006"/>
  </office:meta>
</office:document-meta>
</file>